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dc7a"/>
    </style:style>
    <style:style style:name="P2" style:family="paragraph" style:parent-style-name="Standard">
      <style:text-properties officeooo:rsid="00037682" officeooo:paragraph-rsid="00037682"/>
    </style:style>
    <style:style style:name="P3" style:family="paragraph" style:parent-style-name="Standard" style:list-style-name="L1">
      <style:text-properties officeooo:rsid="00037682" officeooo:paragraph-rsid="00037682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37682"/>
    </style:style>
    <style:style style:name="P6" style:family="paragraph" style:parent-style-name="Standard">
      <style:text-properties officeooo:rsid="0003b22f" officeooo:paragraph-rsid="0003b22f"/>
    </style:style>
    <style:style style:name="P7" style:family="paragraph" style:parent-style-name="Standard" style:list-style-name="L1">
      <style:text-properties officeooo:rsid="0003b22f" officeooo:paragraph-rsid="0003b22f"/>
    </style:style>
    <style:style style:name="P8" style:family="paragraph" style:parent-style-name="Standard" style:list-style-name="L3">
      <style:text-properties officeooo:rsid="0003b22f" officeooo:paragraph-rsid="0003b22f"/>
    </style:style>
    <style:style style:name="T1" style:family="text">
      <style:text-properties officeooo:rsid="0000dc7a"/>
    </style:style>
    <style:style style:name="T2" style:family="text">
      <style:text-properties officeooo:rsid="00037682"/>
    </style:style>
    <style:style style:name="T3" style:family="text">
      <style:text-properties officeooo:rsid="0003b2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GA502 – Level Design II – Session 8</text:span></text:h>
      <text:p text:style-name="Standard"/>
      <text:p text:style-name="Standard">Final Project:</text:p>
      <text:list xml:id="list2064083992219002780" text:style-name="L1">
        <text:list-item>
          <text:p text:style-name="P4">Demo <text:span text:style-name="T2">r</text:span>eel <text:span text:style-name="T2">q</text:span>uality <text:span text:style-name="T2">level.</text:span></text:p>
        </text:list-item>
        <text:list-item>
          <text:p text:style-name="P3">Should <text:span text:style-name="T3">be 2</text:span> - <text:span text:style-name="T3">3</text:span> <text:span text:style-name="T3">minute</text:span> experience.</text:p>
        </text:list-item>
        <text:list-item>
          <text:p text:style-name="P5"><text:span text:style-name="T2">Should be compelling in video form.</text:span></text:p>
        </text:list-item>
        <text:list-item>
          <text:p text:style-name="P3">Production quality assets and lighting.</text:p>
        </text:list-item>
        <text:list-item>
          <text:p text:style-name="P3">At least one scripted interaction.</text:p>
        </text:list-item>
        <text:list-item>
          <text:p text:style-name="P7">Standalone .exe due beginning of week 12.</text:p>
        </text:list-item>
      </text:list>
      <text:p text:style-name="P2"/>
      <text:p text:style-name="P6">Timeline:</text:p>
      <text:p text:style-name="P6"><text:tab/>Week 9: Planning and greyblock.</text:p>
      <text:p text:style-name="P6"><text:tab/>Week 10: Scripting and interactions finalized.</text:p>
      <text:p text:style-name="P6"><text:tab/>Week 11: Modelling, textures, lighting complete.</text:p>
      <text:p text:style-name="P6"><text:tab/>Week 12: Final level.</text:p>
      <text:p text:style-name="P6"/>
      <text:p text:style-name="P6">Project Planning:</text:p>
      <text:list xml:id="list5994509545189797164" text:style-name="L3">
        <text:list-item>
          <text:p text:style-name="P8">One pager level design document.</text:p>
        </text:list-item>
        <text:list-item>
          <text:p text:style-name="P8">2d map level layout and features.</text:p>
        </text:list-item>
        <text:list-item>
          <text:p text:style-name="P8">Detailed description of level and interactive features.</text:p>
        </text:list-item>
        <text:list-item>
          <text:p text:style-name="P8">Description of theme and style.</text:p>
        </text:list-item>
        <text:list-item>
          <text:p text:style-name="P8">Concept art and referenc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0:00:57.037842316</meta:creation-date>
    <dc:date>2016-11-22T20:43:59.775444898</dc:date>
    <meta:editing-duration>PT1M22S</meta:editing-duration>
    <meta:editing-cycles>1</meta:editing-cycles>
    <meta:document-statistic meta:table-count="0" meta:image-count="0" meta:object-count="0" meta:page-count="1" meta:paragraph-count="19" meta:word-count="104" meta:character-count="621" meta:non-whitespace-character-count="541"/>
    <meta:generator>LibreOffice/5.1.4.2$Linux_X86_64 LibreOffice_project/10m0$Build-2</meta:generator>
  </office:meta>
</office:document-meta>
</file>